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style:style style:name="P3" style:family="paragraph" style:parent-style-name="Preformatted_20_Text" style:list-style-name="L1"/>
    <style:style style:name="P4" style:family="paragraph" style:parent-style-name="Preformatted_20_Text" style:list-style-name="L1">
      <style:paragraph-properties fo:margin-left="0in" fo:margin-right="0in" fo:margin-top="0in" fo:margin-bottom="0.1965in" style:contextual-spacing="false" fo:text-indent="0in" style:auto-text-indent="false" style:writing-mode="lr-tb"/>
    </style:style>
    <style:style style:name="P5" style:family="paragraph" style:parent-style-name="Preformatted_20_Text" style:list-style-name="L1">
      <style:paragraph-properties fo:margin-left="0in" fo:margin-right="0in" fo:text-indent="0in" style:auto-text-indent="false" style:writing-mode="lr-tb"/>
    </style:style>
    <style:style style:name="P6" style:family="paragraph" style:parent-style-name="Preformatted_20_Text" style:list-style-name="L1">
      <style:paragraph-properties fo:margin-top="0in" fo:margin-bottom="0.1965in" style:contextual-spacing="false" style:writing-mode="lr-tb"/>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Marlin Framework Documentation</text:h>
      <text:h text:style-name="Heading_20_4" text:outline-level="4">Recommended Tools for Compiling Marlin</text:h>
      <text:p text:style-name="Text_20_body">To compile Marlin firmware, it is highly recommended to use <text:span text:style-name="Strong_20_Emphasis">Visual Studio Code (VSCode)</text:span>. Unlike other tools, such as Arduino IDE, certain versions of Marlin cannot be compiled using Arduino, and some versions are only compilable on <text:span text:style-name="Strong_20_Emphasis">Ubuntu</text:span> operating systems. However, these limitations do not apply to VSCode, making it the preferred choice for seamless and efficient compilation across different platforms.</text:p>
      <text:h text:style-name="Heading_20_4" text:outline-level="4">Setting Up VSCode for Marlin</text:h>
      <text:list text:style-name="L1">
        <text:list-item>
          <text:p text:style-name="P1"><text:span text:style-name="Strong_20_Emphasis">Install Required Extensions</text:span></text:p>
          <text:list>
            <text:list-item>
              <text:p text:style-name="P2">Open VSCode and navigate to the <text:span text:style-name="Strong_20_Emphasis">Extensions</text:span> marketplace.</text:p>
            </text:list-item>
            <text:list-item>
              <text:p text:style-name="P2">Search for and install the following extensions:</text:p>
              <text:list>
                <text:list-item>
                  <text:p text:style-name="P2"><text:span text:style-name="Strong_20_Emphasis">Marlin Firmware Extension</text:span></text:p>
                  <text:list>
                    <text:list-item>
                      <text:p text:style-name="P2">Provides tools and settings to streamline configuration and compilation of Marlin firmware.</text:p>
                    </text:list-item>
                  </text:list>
                </text:list-item>
                <text:list-item>
                  <text:p text:style-name="P2"><text:span text:style-name="Strong_20_Emphasis">PlatformIO IDE Extension</text:span></text:p>
                  <text:list>
                    <text:list-item>
                      <text:p text:style-name="P2">A crucial tool for building and uploading the firmware, offering compatibility with various microcontroller platforms.</text:p>
                    </text:list-item>
                  </text:list>
                </text:list-item>
                <text:list-item>
                  <text:p text:style-name="P2"><text:span text:style-name="Strong_20_Emphasis">C/C++ Extension</text:span></text:p>
                  <text:list>
                    <text:list-item>
                      <text:p text:style-name="P2">Enables IntelliSense, code navigation, and debugging support for Marlin’s C++ codebase.</text:p>
                    </text:list-item>
                  </text:list>
                </text:list-item>
              </text:list>
            </text:list-item>
          </text:list>
        </text:list-item>
        <text:list-item>
          <text:p text:style-name="P1"><text:span text:style-name="Strong_20_Emphasis">Open the Marlin Project Folder</text:span></text:p>
          <text:list>
            <text:list-item>
              <text:p text:style-name="P2">From the VSCode menu, click on <text:span text:style-name="Strong_20_Emphasis">File &gt; Open Folder</text:span>.</text:p>
            </text:list-item>
            <text:list-item>
              <text:p text:style-name="P2">Select the folder containing the Marlin project files that you have downloaded.</text:p>
            </text:list-item>
            <text:list-item>
              <text:p text:style-name="P2">This will load the Marlin project into VSCode, allowing you to configure and compile the firmware.</text:p>
            </text:list-item>
          </text:list>
        </text:list-item>
        <text:list-item>
          <text:p text:style-name="P1"><text:span text:style-name="Strong_20_Emphasis">Locate the Configuration Files</text:span></text:p>
          <text:list>
            <text:list-item>
              <text:p text:style-name="P2">Inside the project folder, navigate to the <text:span text:style-name="Strong_20_Emphasis">Marlin</text:span> directory.</text:p>
            </text:list-item>
            <text:list-item>
              <text:p text:style-name="P2">Locate the <text:span text:style-name="Source_20_Text">Configuration.h</text:span> file. This file contains the primary configuration settings for the firmware.</text:p>
            </text:list-item>
            <text:list-item>
              <text:p text:style-name="P2">Open <text:span text:style-name="Source_20_Text">Configuration.h</text:span> in the VSCode editor to begin customizing the firmware for your specific hardware and printer settings.</text:p>
            </text:list-item>
          </text:list>
        </text:list-item>
        <text:list-item>
          <text:p text:style-name="P1"><text:span text:style-name="Strong_20_Emphasis">Educational Resources in </text:span><text:span text:style-name="Strong_20_Emphasis"><text:span text:style-name="Source_20_Text">Configuration.h</text:span></text:span></text:p>
          <text:list>
            <text:list-item>
              <text:p text:style-name="P2">In the initial lines of the <text:span text:style-name="Source_20_Text">Configuration.h</text:span> file, you will find comments with links to various educational websites.</text:p>
            </text:list-item>
            <text:list-item>
              <text:p text:style-name="P2">These resources provide detailed explanations and guides for configuring different sections of the Marlin firmware, helping you understand the purpose of each setting and making it easier to customize the firmware for your specific needs.</text:p>
            </text:list-item>
          </text:list>
        </text:list-item>
        <text:list-item>
          <text:p text:style-name="P1"><text:span text:style-name="Strong_20_Emphasis">Disabling the Boot Screen</text:span></text:p>
          <text:list>
            <text:list-item>
              <text:p text:style-name="P2">To prevent the Marlin logo from appearing on the display during boot, locate the <text:span text:style-name="Source_20_Text">SHOW_BOOTSCREEN</text:span> option in <text:span text:style-name="Source_20_Text">Configuration.h</text:span>.</text:p>
            </text:list-item>
            <text:list-item>
              <text:p text:style-name="P1"><text:soft-page-break/>Comment out the line by adding <text:span text:style-name="Source_20_Text">//</text:span> at the beginning of the line:</text:p>
              <text:p text:style-name="P3">cpp</text:p>
              <text:p text:style-name="P3">Copy code</text:p>
              <text:p text:style-name="P4"><text:span text:style-name="Source_20_Text">// #define SHOW_BOOTSCREEN</text:span></text:p>
            </text:list-item>
            <text:list-item>
              <text:p text:style-name="P2">This will disable the boot screen and prevent the Marlin logo from being displayed when the printer starts.</text:p>
            </text:list-item>
          </text:list>
        </text:list-item>
        <text:list-item>
          <text:p text:style-name="P1"><text:span text:style-name="Strong_20_Emphasis">Custom Boot and Status Screen Images</text:span></text:p>
          <text:list>
            <text:list-item>
              <text:p text:style-name="P2">To display your custom start-up image (e.g., a logo or a welcome screen), you can enable the <text:span text:style-name="Source_20_Text">SHOW_CUSTOM_BOOTSCREEN</text:span> and <text:span text:style-name="Source_20_Text">SHOW_CUSTOM_STATUS_SCREEN_IMAGE</text:span> options.</text:p>
            </text:list-item>
            <text:list-item>
              <text:p text:style-name="P1">In <text:span text:style-name="Source_20_Text">Configuration.h</text:span>, locate and uncomment the following lines:</text:p>
              <text:p text:style-name="P3">cpp</text:p>
              <text:p text:style-name="P3">Copy code</text:p>
              <text:p text:style-name="P5"><text:span text:style-name="Source_20_Text">#define SHOW_CUSTOM_BOOTSCREEN</text:span></text:p>
              <text:p text:style-name="P6"><text:span text:style-name="Source_20_Text">#define SHOW_CUSTOM_STATUS_SCREEN_IMAGE</text:span></text:p>
            </text:list-item>
            <text:list-item>
              <text:p text:style-name="P2">After enabling these options, prepare your custom image as a PNG file and place it in the <text:span text:style-name="Strong_20_Emphasis"><text:span text:style-name="Source_20_Text">/marlin/pictures</text:span></text:span> folder within your Marlin project directory.</text:p>
            </text:list-item>
            <text:list-item>
              <text:p text:style-name="P2">Ensure that the PNG image is properly formatted and within the size limits supported by your printer's screen.</text:p>
            </text:list-item>
          </text:list>
        </text:list-item>
        <text:list-item>
          <text:p text:style-name="P1"><text:span text:style-name="Strong_20_Emphasis">Configuring the Serial Port</text:span></text:p>
          <text:list>
            <text:list-item>
              <text:p text:style-name="P2">To enable simultaneous connection of both the display and the computer to the Marlin firmware, you need to configure the serial port.</text:p>
            </text:list-item>
            <text:list-item>
              <text:p text:style-name="P1">In <text:span text:style-name="Source_20_Text">Configuration.h</text:span>, locate the <text:span text:style-name="Source_20_Text">SERIAL_PORT</text:span> setting and set it to <text:span text:style-name="Source_20_Text">1</text:span>:</text:p>
              <text:p text:style-name="P3">cpp</text:p>
              <text:p text:style-name="P3">Copy code</text:p>
              <text:p text:style-name="P4"><text:span text:style-name="Source_20_Text">#define SERIAL_PORT 1</text:span></text:p>
            </text:list-item>
            <text:list-item>
              <text:p text:style-name="P2">By setting the serial port to <text:span text:style-name="Source_20_Text">1</text:span>, you allow both the display and the computer to be connected to Marlin at the same time, enabling communication between the two devices.</text:p>
            </text:list-item>
          </text:list>
        </text:list-item>
        <text:list-item>
          <text:p text:style-name="P1"><text:span text:style-name="Strong_20_Emphasis">Setting the Baud Rate</text:span></text:p>
          <text:list>
            <text:list-item>
              <text:p text:style-name="P2">In this section, we will configure the <text:span text:style-name="Strong_20_Emphasis">baud rate</text:span> for communication between Marlin and the connected devices.</text:p>
            </text:list-item>
            <text:list-item>
              <text:p text:style-name="P2">If you are using a <text:span text:style-name="Strong_20_Emphasis">Ramp</text:span> board, the maximum supported baud rate should be set to <text:span text:style-name="Strong_20_Emphasis">115200</text:span>.</text:p>
            </text:list-item>
            <text:list-item>
              <text:p text:style-name="P1">To set the baud rate, locate the <text:span text:style-name="Source_20_Text">BAUDRATE</text:span> setting in the <text:span text:style-name="Source_20_Text">Configuration.h</text:span> file and update it as follows:</text:p>
              <text:p text:style-name="P3">cpp</text:p>
              <text:p text:style-name="P3">Copy code</text:p>
              <text:p text:style-name="P4"><text:span text:style-name="Source_20_Text">#define BAUDRATE 115200</text:span></text:p>
            </text:list-item>
            <text:list-item>
              <text:p text:style-name="P2">This ensures proper communication speed between the firmware and the connected devices, optimizing performance for your setup.</text:p>
            </text:list-item>
          </text:list>
        </text:list-item>
        <text:list-item>
          <text:p text:style-name="P1"><text:span text:style-name="Strong_20_Emphasis">Enabling Serial Ports in New Marlin Versions</text:span></text:p>
          <text:list>
            <text:list-item>
              <text:p text:style-name="P2"><text:soft-page-break/>In newer versions of Marlin, you can enable additional serial ports for communication. However, this is <text:span text:style-name="Strong_20_Emphasis">not possible</text:span> in older Marlin versions.</text:p>
            </text:list-item>
            <text:list-item>
              <text:p text:style-name="P2">If you are working with <text:span text:style-name="Strong_20_Emphasis">Marlin versions older than 2.0.5</text:span>, <text:span text:style-name="Strong_20_Emphasis">do not enable additional serial ports</text:span>.</text:p>
            </text:list-item>
            <text:list-item>
              <text:p text:style-name="P2">To avoid issues, ensure that only the primary serial port is enabled in older versions by leaving the settings for additional serial ports commented out.</text:p>
            </text:list-item>
          </text:list>
        </text:list-item>
        <text:list-item>
          <text:p text:style-name="P1"><text:span text:style-name="Strong_20_Emphasis">Disabling Bluetooth and Wi-Fi</text:span></text:p>
          <text:list>
            <text:list-item>
              <text:p text:style-name="P2">For wireless communication, it is recommended <text:span text:style-name="Strong_20_Emphasis">not to enable Bluetooth or Wi-Fi</text:span> in the Marlin firmware unless specifically required.</text:p>
            </text:list-item>
            <text:list-item>
              <text:p text:style-name="P2">These features may introduce complications and are not essential for most users. Instead, if you need wireless communication, consider using an <text:span text:style-name="Strong_20_Emphasis">ESP32</text:span> module for reliable and robust wireless connectivity.</text:p>
            </text:list-item>
            <text:list-item>
              <text:p text:style-name="P1">By not enabling Bluetooth or Wi-Fi in Marlin, you simplify the setup and avoid potential conflicts with hardware and software compatibility.</text:p>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0T16:47:34.443583502</meta:creation-date>
    <dc:date>2024-11-20T18:03:23.370761394</dc:date>
    <meta:editing-duration>PT19M28S</meta:editing-duration>
    <meta:editing-cycles>1</meta:editing-cycles>
    <meta:document-statistic meta:table-count="0" meta:image-count="0" meta:object-count="0" meta:page-count="3" meta:paragraph-count="63" meta:word-count="780" meta:character-count="4832" meta:non-whitespace-character-count="4174"/>
    <meta:generator>LibreOffice/24.8.3.2$Linux_X86_64 LibreOffice_project/e14c9fdd1f585efcbb2c5363087a99d20928d522</meta:generator>
  </office:meta>
</office:document-meta>
</file>